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0-01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6-27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3-14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2-26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9-2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7-1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6-27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3-11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3-05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2-14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2-0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9-27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6-27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4-04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3-2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2-1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1-22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9-28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7-14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6-24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6-1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3-15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2-15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2-02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1-02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9-22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8-20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6-24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2-16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170</text:p>
          </table:table-cell>
          <table:table-cell office:value-type="string" calcext:value-type="string">
            <text:p>QBAA at Stillwater, Brown's Creek QBAA</text:p>
          </table:table-cell>
          <table:table-cell office:value-type="string" calcext:value-type="string">
            <text:p>2020-11-20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220" meta:object-count="0"/>
    <meta:user-defined meta:name="AppVersion">3.0</meta:user-defined>
  </office:meta>
</office:document-meta>
</file>